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apso_example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apso_example.py$console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2.2$Linux_X86_64 LibreOffice_project/454130fadb9a820d3728b86ccb63c8f359d70528</meta:generator>
    <dc:date>2022-05-02T07:58:02.263006605</dc:date>
    <dc:creator>Amour Spirit</dc:creator>
    <meta:editing-duration>PT1M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